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riosidades de Tecnologia<text:line-break/><text:line-break/>Tudo aquilo que você sempre quis saber sobre o mundo Tech, em um único lugar<text:line-break/><text:line-break/>[MENU]<text:line-break/>Home<text:line-break/>Notícias<text:line-break/>Curiosidades<text:line-break/>Fale Conosco<text:line-break/><text:line-break/>História do Mascote do Android<text:line-break/><text:line-break/>Provavelmente você sabe que o sistema operacional Android, mantido pelo Google é um dos mais utilizados para dispositivos móveis em todo o mundo. Mas tavez você não saiba que o seu simpático mascote tem um nome e uma história muito curiosa? Pois acompanhe esse artigo para aprender muita coisa sobre esse robozinho.<text:line-break/><text:line-break/>A primeira versão<text:line-break/><text:line-break/>A primeira tentativa de criar um mascote surgiu em 2007 e veio de um desenvolvedor chamado Dan Morrill. Ele conta que abriu o Inkscape (software livre para vetorização de imagens) e criou sua própria versão de robô. O objetivo era apenas personificar o sistema apenas para a a sua equipe, não existia nenhuma solicitação da empresa para a criação de um mascote.<text:line-break/><text:line-break/>[FOTO]<text:line-break/><text:line-break/>Essa primeira versão bizarra até foi batizada em homenagem ao seu criador: seriam os Dandroids.<text:line-break/><text:line-break/>Surge um novo mascote<text:line-break/><text:line-break/>A ideia de ter um mascote foi amadurecendo e a missão foi passada para uma profissional da área. A ilustradora Russa Irina Blok, também funcionária do Google, ficou com a missão de representar o pequeno robô de uma maneira mais agradável.<text:line-break/><text:line-break/>[FOTO]<text:line-break/><text:line-break/>A ideia principal da Irina era representar tudo graficamente com poucos traços e de forma mais chapada. O desenho também deveria gerar identificação rápida com quem o olha. Surgiu então o Bugdroid, o novo mascote do Android.<text:line-break/><text:line-break/>[FOTO]<text:line-break/><text:line-break/>A principal inspiração para os traços do novo Bugdroid veio daqueles bonequinhos que ilustram portas de banheiro para indicar o gênero de cada porta. Conta a lenda que a artista estava criando em sua mesa no escritório do Google e olhou para o lado dos banheiros e a identificação foi imediata: simples, limpo, objetivo.<text:line-break/><text:line-break/>[VIDEO]<text:line-break/> <text:line-break/>[EXTRA] Quer aprender mais? <text:line-break/><text:line-break/>Outro assunto curioso em relação ao Android é que cada versão sempre foi nomeada em <text:soft-page-break/>homenagem a um doce, em ordem alfabética a partir da versão 1.5 até a 9.0.<text:line-break/><text:line-break/>1.5 - Cupcake<text:line-break/>1.6 - Donut<text:line-break/>3.0 - Eclair<text:line-break/>2.2 - Froyo<text:line-break/>2.3 - Gingerbread<text:line-break/>3.0 - Honeycomb<text:line-break/>4.0 - Ice Cream Sandwich<text:line-break/>4.1 - Jelly Bean<text:line-break/>4.4 - KitKat<text:line-break/>5.0 - Lolipop<text:line-break/>6.0 - Marshmallow<text:line-break/>7.0 - Nougat<text:line-break/>8.0 - Oreo<text:line-break/>9.0 - Pie<text:line-break/><text:line-break/>Infelizmente, o Android Q não existiu, pois o Google resolveu pôr fim a essa divertida prática e começou a usar numerações, o que deu origem ao Android 10.<text:line-break/><text:line-break/>Acesse aqui o site Android History para conhecer a sequência das versões "adocicadas" e o que cada uma trouxe para o sistema Android.<text:line-break/>[/EXTRA]<text:line-break/><text:line-break/>Então é isso! Espero que você tenha gostado do nosso artigo com essa curiosidade sobre o sistema Android e seu simpático mascote.<text:line-break/> <text:s text:c="8"/><text:line-break/>Site criado por Gustavo Guanabara para o CursoemVide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5:25:51.026000000</meta:creation-date>
    <dc:date>2023-10-11T15:26:14.850000000</dc:date>
    <meta:editing-duration>PT24S</meta:editing-duration>
    <meta:editing-cycles>1</meta:editing-cycles>
    <meta:document-statistic meta:table-count="0" meta:image-count="0" meta:object-count="0" meta:page-count="2" meta:paragraph-count="1" meta:word-count="462" meta:character-count="2719" meta:non-whitespace-character-count="2225"/>
    <meta:generator>LibreOffice/7.5.4.2$Windows_X86_64 LibreOffice_project/36ccfdc35048b057fd9854c757a8b67ec53977b6</meta:generator>
  </office:meta>
</office:document-meta>
</file>